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Seznam" style:family="paragraph"/>
    <style:style style:name="P21" style:parent-style-name="Seznam" style:family="paragraph"/>
    <style:style style:name="P22" style:parent-style-name="Seznam" style:family="paragraph"/>
    <style:style style:name="P23" style:parent-style-name="Seznam" style:family="paragraph"/>
    <style:style style:name="P24" style:parent-style-name="Sezna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0/2018<text:bookmark-end text:name="Text14"/></text:p>
            <text:p text:style-name="Normální">KVOP-49043/2018<text:bookmark-end text:name="Text2"/></text:p>
            <text:p text:style-name="Normální"><text:bookmark-start text:name="Text6"/>12. 1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D. B.</text:p>
            <text:p text:style-name="Normální"/>
            <text:p text:style-name="Normální"/>
            <text:p text:style-name="Normální"/>
            <text:p text:style-name="P17">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agistře,</text:p>
      <text:p text:style-name="Základnítext">dne 7. listopadu 2018 byla do Kanceláře veřejného ochránce práv doručena Vaše žádost podle zákona č. 106/1999 Sb., o svobodném přístupu k informacím, ve znění pozdějších předpisů, kterou žádáte o zaslání zprávy veřejné ochránkyně práv ve věci šetření ochránkyně z vlastní iniciativy ohledně procesní stránky rozhodování o žádostech o vykonání odborné justiční zkoušky.</text:p>
      <text:p text:style-name="Základnítext">Ve smyslu zákona o svobodném přístupu k informacím,<text:s/><text:span text:style-name="Silné">se poskytují níže uvedené<text:s/></text:span><text:span text:style-name="Silné">informace a jsou přílohou tohoto dopisu:</text:span></text:p>
      <text:list text:style-name="LFO2" text:continue-numbering="true">
        <text:list-item>
          <text:p text:style-name="P18">Zpráva o šetření z vlastní iniciativy ve věci procesní stránky rozhodování o žádostech o vykonání odborné justiční zkoušky</text:p>
        </text:list-item>
        <text:list-item>
          <text:p text:style-name="P19">Závěrečné stanovisko s návrhem opatření k nápravě ve věci procesní stránky rozhodování o žádostech o vykonání odborné justiční zkoušky</text:p>
        </text:list-item>
      </text:list>
      <text:p text:style-name="P20">K poskytnutým informacím pouze dodávám, že šetření ve věci stále probíhá a nebylo tedy doposud uzavřeno. Ve věci byla vydána jak zpráva o šetření ve smyslu § 18 odst. 1 zákona č. 349/1999 Sb., o veřejném ochránci práv, ve znění pozdějších předpisů, tak závěrečné stanovisko s návrhem opatření k nápravě podle § 18 odst. 2 téhož zákona, které se rovněž poskytuje.</text:p>
      <text:p text:style-name="P21"/>
      <text:p text:style-name="P22">S pozdravem</text:p>
      <text:p text:style-name="P23"/>
      <text:p text:style-name="P24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říloha">2 Přílohy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Z738*</text:span>*KVOPX008Z738*</text:p>
        <text:p text:style-name="P12"><text:span text:style-name="T13">KVOPX008Z738</text:span>KVOPX008Z73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14T13:19:00Z</meta:creation-date>
    <dc:date>2019-01-14T13:19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212" meta:character-count="1465" meta:row-count="10" meta:non-whitespace-character-count="1255"/>
  </office:meta>
</office:document-meta>
</file>